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 style:font-weight-complex="bold" fo:font-size="15pt" style:font-size-asian="15pt" style:font-size-complex="15pt"/>
    </style:style>
    <style:style style:name="P2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3" style:parent-style-name="Standard" style:family="paragraph">
      <style:paragraph-properties fo:text-align="justify"/>
      <style:text-properties fo:font-weight="bold" style:font-weight-asian="bold" style:font-weight-complex="bold" fo:font-size="13pt" style:font-size-asian="13pt" style:font-size-complex="13pt"/>
    </style:style>
    <style:style style:name="P4" style:parent-style-name="Standard" style:family="paragraph">
      <style:paragraph-properties fo:text-align="justify"/>
    </style:style>
    <style:style style:name="P5" style:parent-style-name="Standard" style:family="paragraph">
      <style:paragraph-properties fo:text-align="justify"/>
    </style:style>
    <style:style style:name="P6" style:parent-style-name="Standard" style:family="paragraph">
      <style:paragraph-properties fo:text-align="justify"/>
    </style:style>
    <style:style style:name="P7" style:parent-style-name="Standard" style:family="paragraph">
      <style:paragraph-properties fo:text-align="justify"/>
    </style:style>
    <style:style style:name="P8" style:parent-style-name="Standard" style:family="paragraph">
      <style:paragraph-properties fo:text-align="justify"/>
    </style:style>
    <style:style style:name="P9" style:parent-style-name="Standard" style:family="paragraph">
      <style:paragraph-properties fo:text-align="justify"/>
    </style:style>
    <style:style style:name="P10" style:parent-style-name="Standard" style:family="paragraph">
      <style:paragraph-properties fo:text-align="justify"/>
    </style:style>
    <style:style style:name="P11" style:parent-style-name="Standard" style:family="paragraph">
      <style:paragraph-properties fo:text-align="justify"/>
    </style:style>
    <style:style style:name="P12" style:parent-style-name="Standard" style:family="paragraph">
      <style:paragraph-properties fo:text-align="justify"/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</style:style>
    <style:style style:name="P15" style:parent-style-name="Standard" style:family="paragraph">
      <style:paragraph-properties fo:text-align="justify"/>
    </style:style>
    <style:style style:name="T16" style:parent-style-name="Fonteparág.padrão" style:family="text">
      <style:text-properties style:font-name-asian="Liberation Serif" style:font-name-complex="Liberation Serif"/>
    </style:style>
    <style:style style:name="T17" style:parent-style-name="Fonteparág.padrão" style:family="text"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justify"/>
    </style:style>
    <style:style style:name="P19" style:parent-style-name="Standard" style:family="paragraph">
      <style:paragraph-properties fo:text-align="justify"/>
    </style:style>
    <style:style style:name="P20" style:parent-style-name="Standard" style:family="paragraph">
      <style:paragraph-properties fo:text-align="justify"/>
    </style:style>
    <style:style style:name="P21" style:parent-style-name="Standard" style:family="paragraph">
      <style:paragraph-properties fo:text-align="justify"/>
    </style:style>
    <style:style style:name="T22" style:parent-style-name="Fonteparág.padrão" style:family="text">
      <style:text-properties style:font-name-asian="Liberation Serif" style:font-name-complex="Liberation Serif"/>
    </style:style>
    <style:style style:name="T23" style:parent-style-name="Fonteparág.padrão" style:family="text"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justify"/>
    </style:style>
    <style:style style:name="P25" style:parent-style-name="Standard" style:family="paragraph">
      <style:paragraph-properties fo:text-align="justify"/>
    </style:style>
    <style:style style:name="P26" style:parent-style-name="Standard" style:family="paragraph">
      <style:paragraph-properties fo:text-align="justify"/>
    </style:style>
    <style:style style:name="P27" style:parent-style-name="Standard" style:family="paragraph">
      <style:paragraph-properties fo:text-align="justify"/>
    </style:style>
    <style:style style:name="P28" style:parent-style-name="Standard" style:family="paragraph">
      <style:paragraph-properties fo:text-align="justify"/>
    </style:style>
    <style:style style:name="P29" style:parent-style-name="Standard" style:family="paragraph">
      <style:paragraph-properties fo:text-align="justify"/>
    </style:style>
    <style:style style:name="P30" style:parent-style-name="Standard" style:family="paragraph">
      <style:paragraph-properties fo:text-align="justify"/>
    </style:style>
    <style:style style:name="P31" style:parent-style-name="Standard" style:family="paragraph">
      <style:paragraph-properties fo:text-align="justify"/>
    </style:style>
    <style:style style:name="P32" style:parent-style-name="Standard" style:family="paragraph">
      <style:paragraph-properties fo:text-align="justify"/>
    </style:style>
    <style:style style:name="P33" style:parent-style-name="Standard" style:family="paragraph">
      <style:paragraph-properties fo:text-align="justify"/>
    </style:style>
    <style:style style:name="P34" style:parent-style-name="Standard" style:family="paragraph">
      <style:paragraph-properties fo:text-align="justify"/>
    </style:style>
    <style:style style:name="P35" style:parent-style-name="Standard" style:family="paragraph">
      <style:paragraph-properties fo:text-align="justify"/>
    </style:style>
    <style:style style:name="P36" style:parent-style-name="Standard" style:family="paragraph">
      <style:paragraph-properties fo:text-align="justify"/>
    </style:style>
    <style:style style:name="P37" style:parent-style-name="Standard" style:family="paragraph">
      <style:paragraph-properties fo:text-align="justify"/>
    </style:style>
    <style:style style:name="P38" style:parent-style-name="Standard" style:family="paragraph">
      <style:paragraph-properties fo:text-align="justify"/>
    </style:style>
    <style:style style:name="P39" style:parent-style-name="Standard" style:family="paragraph">
      <style:paragraph-properties fo:text-align="justify"/>
    </style:style>
    <style:style style:name="P40" style:parent-style-name="Standard" style:family="paragraph">
      <style:paragraph-properties fo:text-align="justify"/>
      <style:text-properties style:text-underline-type="single" style:text-underline-style="solid" style:text-underline-width="auto" style:text-underline-mode="continuous"/>
    </style:style>
    <style:style style:name="P41" style:parent-style-name="Standard" style:family="paragraph">
      <style:paragraph-properties fo:text-align="justify"/>
    </style:style>
    <style:style style:name="T42" style:parent-style-name="Fonteparág.padrão" style:family="text">
      <style:text-properties style:font-name-asian="Liberation Serif" style:font-name-complex="Liberation Serif"/>
    </style:style>
    <style:style style:name="T43" style:parent-style-name="Fonteparág.padrão" style:family="text"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/>
    </style:style>
    <style:style style:name="P45" style:parent-style-name="Standard" style:family="paragraph">
      <style:paragraph-properties fo:text-align="justify"/>
    </style:style>
    <style:style style:name="P46" style:parent-style-name="Standard" style:family="paragraph">
      <style:paragraph-properties fo:text-align="justify"/>
    </style:style>
    <style:style style:name="P47" style:parent-style-name="Standard" style:family="paragraph">
      <style:paragraph-properties fo:text-align="justify"/>
    </style:style>
    <style:style style:name="T48" style:parent-style-name="Fonteparág.padrão" style:family="text">
      <style:text-properties style:font-name-asian="Liberation Serif" style:font-name-complex="Liberation Serif"/>
    </style:style>
    <style:style style:name="T49" style:parent-style-name="Fonteparág.padrão" style:family="text">
      <style:text-properties fo:font-weight="bold" style:font-weight-asian="bold" style:font-weight-complex="bold"/>
    </style:style>
    <style:style style:name="P50" style:parent-style-name="Standard" style:family="paragraph">
      <style:paragraph-properties fo:text-align="justify"/>
    </style:style>
    <style:style style:name="P51" style:parent-style-name="Standard" style:family="paragraph">
      <style:paragraph-properties fo:text-align="justify"/>
    </style:style>
    <style:style style:name="P52" style:parent-style-name="Standard" style:family="paragraph">
      <style:paragraph-properties fo:text-align="justify"/>
    </style:style>
    <style:style style:name="P53" style:parent-style-name="Standard" style:family="paragraph">
      <style:paragraph-properties fo:text-align="justify"/>
    </style:style>
    <style:style style:name="T54" style:parent-style-name="Fonteparág.padrão" style:family="text">
      <style:text-properties style:font-name-asian="Liberation Serif" style:font-name-complex="Liberation Serif"/>
    </style:style>
    <style:style style:name="T55" style:parent-style-name="Fonteparág.padrão" style:family="text">
      <style:text-properties fo:font-weight="bold" style:font-weight-asian="bold" style:font-weight-complex="bold"/>
    </style:style>
    <style:style style:name="P56" style:parent-style-name="Standard" style:family="paragraph">
      <style:paragraph-properties fo:text-align="justify"/>
    </style:style>
    <style:style style:name="P57" style:parent-style-name="Standard" style:family="paragraph">
      <style:paragraph-properties fo:text-align="justify"/>
    </style:style>
    <style:style style:name="P58" style:parent-style-name="Standard" style:family="paragraph">
      <style:paragraph-properties fo:text-align="justify"/>
    </style:style>
    <style:style style:name="P59" style:parent-style-name="Standard" style:family="paragraph">
      <style:paragraph-properties fo:text-align="justify"/>
    </style:style>
    <style:style style:name="P60" style:parent-style-name="Standard" style:family="paragraph">
      <style:paragraph-properties fo:text-align="justify"/>
    </style:style>
    <style:style style:name="T61" style:parent-style-name="Fonteparág.padrão" style:family="text">
      <style:text-properties style:font-name-asian="Liberation Serif" style:font-name-complex="Liberation Serif"/>
    </style:style>
    <style:style style:name="T62" style:parent-style-name="Fonteparág.padrão" style:family="text">
      <style:text-properties fo:font-weight="bold" style:font-weight-asian="bold" style:font-weight-complex="bold"/>
    </style:style>
    <style:style style:name="P63" style:parent-style-name="Standard" style:family="paragraph">
      <style:paragraph-properties fo:text-align="justify"/>
    </style:style>
    <style:style style:name="P64" style:parent-style-name="Standard" style:family="paragraph">
      <style:paragraph-properties fo:text-align="justify"/>
    </style:style>
    <style:style style:name="P65" style:parent-style-name="Standard" style:family="paragraph">
      <style:paragraph-properties fo:text-align="justify"/>
    </style:style>
    <style:style style:name="P66" style:parent-style-name="Standard" style:family="paragraph">
      <style:paragraph-properties fo:text-align="justify"/>
    </style:style>
    <style:style style:name="P67" style:parent-style-name="Standard" style:family="paragraph">
      <style:paragraph-properties fo:text-align="justify"/>
    </style:style>
    <style:style style:name="T68" style:parent-style-name="Fonteparág.padrão" style:family="text">
      <style:text-properties style:font-name-asian="Liberation Serif" style:font-name-complex="Liberation Serif"/>
    </style:style>
    <style:style style:name="T69" style:parent-style-name="Fonteparág.padrão" style:family="text">
      <style:text-properties style:font-name-asian="Liberation Serif" style:font-name-complex="Liberation Serif"/>
    </style:style>
    <style:style style:name="T70" style:parent-style-name="Fonteparág.padrão" style:family="text">
      <style:text-properties style:font-name-asian="Liberation Serif" style:font-name-complex="Liberation Serif" fo:font-weight="bold" style:font-weight-asian="bold" style:font-weight-complex="bold"/>
    </style:style>
    <style:style style:name="P71" style:parent-style-name="Standard" style:list-style-name="LFO1" style:family="paragraph">
      <style:paragraph-properties fo:text-align="justify"/>
    </style:style>
    <style:style style:name="T72" style:parent-style-name="Fonteparág.padrão" style:family="text">
      <style:text-properties style:font-name-asian="Liberation Serif" style:font-name-complex="Liberation Serif"/>
    </style:style>
    <style:style style:name="T73" style:parent-style-name="Fonteparág.padrão" style:family="text">
      <style:text-properties style:font-name-asian="Liberation Serif" style:font-name-complex="Liberation Serif"/>
    </style:style>
    <style:style style:name="P74" style:parent-style-name="Standard" style:list-style-name="LFO1" style:family="paragraph">
      <style:paragraph-properties fo:text-align="justify"/>
    </style:style>
    <style:style style:name="T75" style:parent-style-name="Fonteparág.padrão" style:family="text">
      <style:text-properties style:font-name-asian="Liberation Serif" style:font-name-complex="Liberation Serif"/>
    </style:style>
    <style:style style:name="T76" style:parent-style-name="Fonteparág.padrão" style:family="text">
      <style:text-properties style:font-name-asian="Liberation Serif" style:font-name-complex="Liberation Serif"/>
    </style:style>
    <style:style style:name="P77" style:parent-style-name="Standard" style:list-style-name="LFO1" style:family="paragraph">
      <style:paragraph-properties fo:text-align="justify"/>
    </style:style>
    <style:style style:name="T78" style:parent-style-name="Fonteparág.padrão" style:family="text">
      <style:text-properties style:font-name-asian="Liberation Serif" style:font-name-complex="Liberation Serif"/>
    </style:style>
    <style:style style:name="P79" style:parent-style-name="Standard" style:list-style-name="LFO1" style:family="paragraph">
      <style:paragraph-properties fo:text-align="justify"/>
      <style:text-properties style:font-name-asian="Liberation Serif" style:font-name-complex="Liberation Serif"/>
    </style:style>
    <style:style style:name="P80" style:parent-style-name="Standard" style:family="paragraph">
      <style:paragraph-properties fo:text-align="justify"/>
    </style:style>
    <style:style style:name="T81" style:parent-style-name="Fonteparág.padrão" style:family="text">
      <style:text-properties style:font-name-asian="Liberation Serif" style:font-name-complex="Liberation Serif"/>
    </style:style>
    <style:style style:name="T82" style:parent-style-name="Fonteparág.padrão" style:family="text">
      <style:text-properties style:font-name-asian="Liberation Serif" style:font-name-complex="Liberation Serif"/>
    </style:style>
    <style:style style:name="P83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84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85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86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87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88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89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90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91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92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93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94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95" style:parent-style-name="Standard" style:family="paragraph">
      <style:paragraph-properties fo:text-align="justify"/>
    </style:style>
    <style:style style:name="T96" style:parent-style-name="Fonteparág.padrão" style:family="text">
      <style:text-properties style:font-name-asian="Liberation Serif" style:font-name-complex="Liberation Serif"/>
    </style:style>
    <style:style style:name="T97" style:parent-style-name="Fonteparág.padrão" style:family="text">
      <style:text-properties style:font-name-asian="Liberation Serif" style:font-name-complex="Liberation Serif" fo:font-weight="bold" style:font-weight-asian="bold" style:font-weight-complex="bold"/>
    </style:style>
    <style:style style:name="P98" style:parent-style-name="Standard" style:list-style-name="LFO2" style:family="paragraph">
      <style:paragraph-properties fo:text-align="justify"/>
      <style:text-properties style:font-name-asian="Liberation Serif" style:font-name-complex="Liberation Serif"/>
    </style:style>
    <style:style style:name="P99" style:parent-style-name="Standard" style:family="paragraph">
      <style:paragraph-properties fo:text-align="justify"/>
    </style:style>
    <style:style style:name="T100" style:parent-style-name="Fonteparág.padrão" style:family="text">
      <style:text-properties style:font-name-asian="Liberation Serif" style:font-name-complex="Liberation Serif"/>
    </style:style>
    <style:style style:name="P101" style:parent-style-name="Standard" style:family="paragraph">
      <style:paragraph-properties fo:text-align="justify"/>
    </style:style>
    <style:style style:name="T102" style:parent-style-name="Fonteparág.padrão" style:family="text">
      <style:text-properties style:font-name-asian="Liberation Serif" style:font-name-complex="Liberation Serif"/>
    </style:style>
    <style:style style:name="T103" style:parent-style-name="Fonteparág.padrão" style:family="text">
      <style:text-properties style:font-name-asian="Liberation Serif" style:font-name-complex="Liberation Serif"/>
    </style:style>
    <style:style style:name="P104" style:parent-style-name="Standard" style:family="paragraph">
      <style:paragraph-properties fo:text-align="justify"/>
    </style:style>
    <style:style style:name="T105" style:parent-style-name="Fonteparág.padrão" style:family="text">
      <style:text-properties style:font-name-asian="Liberation Serif" style:font-name-complex="Liberation Serif"/>
    </style:style>
    <style:style style:name="P106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107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108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109" style:parent-style-name="Standard" style:family="paragraph">
      <style:paragraph-properties fo:text-align="justify"/>
      <style:text-properties style:font-name-asian="Liberation Serif" style:font-name-complex="Liberation Serif"/>
    </style:style>
    <style:style style:name="P110" style:parent-style-name="Standard" style:family="paragraph">
      <style:paragraph-properties fo:text-align="justify"/>
    </style:style>
    <style:style style:name="T111" style:parent-style-name="Fonteparág.padrão" style:family="text">
      <style:text-properties style:font-name-asian="Liberation Serif" style:font-name-complex="Liberation Serif"/>
    </style:style>
    <style:style style:name="T112" style:parent-style-name="Fonteparág.padrão" style:family="text">
      <style:text-properties style:font-name-asian="Liberation Serif" style:font-name-complex="Liberation Serif" fo:font-weight="bold" style:font-weight-asian="bold" style:font-weight-complex="bold"/>
    </style:style>
    <style:style style:name="P113" style:parent-style-name="Standard" style:family="paragraph">
      <style:paragraph-properties fo:text-align="justify"/>
    </style:style>
    <style:style style:name="T114" style:parent-style-name="Fonteparág.padrão" style:family="text">
      <style:text-properties style:font-name-asian="Liberation Serif" style:font-name-complex="Liberation Serif" fo:font-weight="bold" style:font-weight-asian="bold" style:font-weight-complex="bold"/>
    </style:style>
    <style:style style:name="T115" style:parent-style-name="Fonteparág.padrão" style:family="text">
      <style:text-properties style:font-name-asian="Liberation Serif" style:font-name-complex="Liberation Serif"/>
    </style:style>
    <style:style style:name="T116" style:parent-style-name="Fonteparág.padrão" style:family="text">
      <style:text-properties style:font-name-asian="Liberation Serif" style:font-name-complex="Liberation Serif"/>
    </style:style>
    <style:style style:name="T117" style:parent-style-name="Fonteparág.padrão" style:family="text">
      <style:text-properties style:font-name-asian="Liberation Serif" style:font-name-complex="Liberation Serif"/>
    </style:style>
    <style:style style:name="P118" style:parent-style-name="Standard" style:family="paragraph">
      <style:paragraph-properties fo:text-align="justify"/>
    </style:style>
    <style:style style:name="T119" style:parent-style-name="Fonteparág.padrão" style:family="text">
      <style:text-properties style:font-name-asian="Liberation Serif" style:font-name-complex="Liberation Serif"/>
    </style:style>
    <style:style style:name="T120" style:parent-style-name="Fonteparág.padrão" style:family="text">
      <style:text-properties style:font-name-asian="Liberation Serif" style:font-name-complex="Liberation Serif"/>
    </style:style>
    <style:style style:name="T121" style:parent-style-name="Fonteparág.padrão" style:family="text">
      <style:text-properties style:font-name-asian="Liberation Serif" style:font-name-complex="Liberation Serif"/>
    </style:style>
  </office:automatic-styles>
  <office:body>
    <office:text text:use-soft-page-breaks="true">
      <text:p text:style-name="P1">TELAS:</text:p>
      <text:p text:style-name="P2"/>
      <text:p text:style-name="P3">- Cada tela é uma classe.</text:p>
      <text:p text:style-name="P4"/>
      <text:p text:style-name="P5">1. Index</text:p>
      <text:p text:style-name="P6">2. Homepage</text:p>
      <text:p text:style-name="P7">3. Tela de Cadastro</text:p>
      <text:p text:style-name="P8">4. Tela de Recuperação de Senha</text:p>
      <text:p text:style-name="P9">5. Tela de Criação de Bolão</text:p>
      <text:p text:style-name="P10">6. Tela de Cadastro de Jogo</text:p>
      <text:p text:style-name="P11">7. Tela de<text:s/>Exibição de Bolão</text:p>
      <text:p text:style-name="P12">8. Tela de Consulta de Bolões</text:p>
      <text:p text:style-name="P13">9. Tela de Histórico de Apostas</text:p>
      <text:p text:style-name="P14"/>
      <text:p text:style-name="P15"><text:bookmark-start text:name="__DdeLink__1_888084137"/><text:span text:style-name="T16">→</text:span><text:bookmark-end text:name="__DdeLink__1_888084137"/><text:s/><text:span text:style-name="T17">Index (tela de login)</text:span></text:p>
      <text:p text:style-name="P18"><text:tab/>+ login();</text:p>
      <text:p text:style-name="P19"><text:tab/><text:tab/>~chama efetuarLogin(cpf, senha) (classe<text:s/>Usuario) e, caso login seja efetuado, chama Homepage</text:p>
      <text:p text:style-name="P20"/>
      <text:p text:style-name="P21"><text:span text:style-name="T22">→</text:span><text:s/><text:span text:style-name="T23">Homepage</text:span></text:p>
      <text:p text:style-name="P24"><text:tab/>+ visualizarNotificacoes();</text:p>
      <text:p text:style-name="P25"><text:tab/><text:tab/>~preenche o modal das notificações com a lista de notificações</text:p>
      <text:p text:style-name="P26"><text:tab/>+ aceitarNotificacao();</text:p>
      <text:p text:style-name="P27"><text:tab/><text:tab/>~se for uma<text:s/>solicitação, chama responderSolicitacao(true, solicitacao) (classe Apostador).</text:p>
      <text:p text:style-name="P28"><text:tab/><text:tab/>~se for um convite, chama responderConvite(true, convite) (classe Apostador).</text:p>
      <text:p text:style-name="P29"><text:tab/>+ recusarNotificacao();</text:p>
      <text:p text:style-name="P30"><text:tab/><text:tab/>~se for uma solicitacao, chama responderSolicitacao(false, solicitacao) (classe Apostador).</text:p>
      <text:p text:style-name="P31"><text:tab/><text:tab/>~se for um convite, chama responderConvite(false, convite) (classe Apostador).</text:p>
      <text:p text:style-name="P32"><text:tab/>+ exibirBoloes();</text:p>
      <text:p text:style-name="P33"><text:tab/><text:tab/>~Homepage exibe lista com os<text:s/>últimos bolões criados no sistema, com um botão para visualizar detalhes (se o apostador tem acesso ao bolão), ou um botão para solicitar participar do bolão (caso contrário)</text:p>
      <text:p text:style-name="P34"><text:tab/>+ solicitarParticiparBolao();</text:p>
      <text:p text:style-name="P35"><text:tab/><text:tab/>~chama solicitarParticiparBolao(bolao) (classe<text:s/>Apostador)</text:p>
      <text:p text:style-name="P36"><text:tab/>+ visualizarBolao();</text:p>
      <text:p text:style-name="P37"><text:tab/><text:tab/>~exporta o bolão para a Tela de Exibição do<text:s/>Bolão</text:p>
      <text:p text:style-name="P38"><text:tab/>+ visualizarApostas();</text:p>
      <text:p text:style-name="P39"><text:tab/><text:tab/>~exporta o usuário que quer visualizar apostas para a Tela de Histórico de Apostas</text:p>
      <text:p text:style-name="P40"/>
      <text:p text:style-name="P41"><text:span text:style-name="T42">→</text:span><text:s/><text:span text:style-name="T43">Tela de Cadastro</text:span></text:p>
      <text:p text:style-name="P44"><text:tab/>+ criaConta();</text:p>
      <text:p text:style-name="P45"><text:tab/><text:tab/>~chama criarConta(cpf, nome, senha, respostaSeguranca) (classe<text:s/>Usuario) e leva para a Homepage</text:p>
      <text:p text:style-name="P46"/>
      <text:p text:style-name="P47"><text:span text:style-name="T48">→</text:span><text:s/><text:span text:style-name="T49">Tela de Recuperação de Senha</text:span></text:p>
      <text:p text:style-name="P50"><text:tab/>+ recuperaSenha();</text:p>
      <text:p text:style-name="P51"><text:tab/><text:tab/>~chama recuperarSenha(resposta) (classe usuario) e, se a resposta<text:s/>estiver certa, retorna a senha da pessoa.<text:s/>Se<text:s/>estiver errado, atualiza a<text:s/>página<text:s/>e dá mensagem dizendo que<text:s/>está<text:s/>errada</text:p>
      <text:p text:style-name="P52"/>
      <text:p text:style-name="P53"><text:span text:style-name="T54">→</text:span><text:s/><text:span text:style-name="T55">Tela de Criação de Bolão</text:span></text:p>
      <text:soft-page-break/>
      <text:p text:style-name="P56"><text:tab/>+ confirmarCriacaoBolao();</text:p>
      <text:p text:style-name="P57"><text:tab/><text:tab/>~chama criarBolao(nome, campeonato, esporte) (classe apostador).</text:p>
      <text:p text:style-name="P58"><text:tab/><text:tab/>~ao confirmar a criação do bolao, tela exibe um popup (olhar modal do bootstrap) perguntando se o usuário deseja cadastrar um jogo no bolão criado</text:p>
      <text:p text:style-name="P59"/>
      <text:p text:style-name="P60"><text:span text:style-name="T61">→</text:span><text:s/><text:span text:style-name="T62">Tela de Cadastro de Jogo</text:span></text:p>
      <text:p text:style-name="P63"><text:tab/>+ confirmarCriacaoJogo();</text:p>
      <text:p text:style-name="P64"><text:tab/><text:tab/>~chama cadastrarJogo(<text:bookmark-start text:name="__DdeLink__4_888084137"/>idbolao, idJogo, data, dataLimite, time1, time2, resultado, aposta<text:bookmark-end text:name="__DdeLink__4_888084137"/>) (classe apostador)</text:p>
      <text:p text:style-name="P65"><text:tab/><text:tab/>~ao confirmar<text:tab/>o cadastro do jogo, tela exibe um popup perguntando se o usuário deseja cadastrar mais um jogo<text:bookmark-start text:name="__DdeLink__333_1961418577"/></text:p>
      <text:p text:style-name="P66"><text:s/></text:p>
      <text:p text:style-name="P67"><text:span text:style-name="T68">→</text:span><text:bookmark-end text:name="__DdeLink__333_1961418577"/><text:span text:style-name="T69"><text:s/></text:span><text:span text:style-name="T70">Tela de Exibição do Bolão</text:span></text:p>
      <text:list text:style-name="LFO1" text:continue-numbering="true">
        <text:list-item>
          <text:p text:style-name="P71"><text:span text:style-name="T72">Tela exibindo informações do bolão (nome, campeona</text:span><text:span text:style-name="T73">to e esporte), lista de apostadores participando do bolão e lista de jogos ordenada por data (exibindo resultado se o jogo já foi finalizado).</text:span></text:p>
        </text:list-item>
        <text:list-item>
          <text:p text:style-name="P74"><text:span text:style-name="T75">Se o apostador não for o administrador do bolão, será exibido ao lado de todos os jogos o placar apostado (com o</text:span><text:span text:style-name="T76"><text:s/>botão de editar aposta), ou um botão para criar uma aposta no jogo.</text:span></text:p>
        </text:list-item>
        <text:list-item>
          <text:p text:style-name="P77"><text:span text:style-name="T78">Ao passar o mouse em cima do botão de edição de aposta, exibir a data limite de edição como legenda (atributo Title do HTML).</text:span></text:p>
        </text:list-item>
        <text:list-item>
          <text:p text:style-name="P79">Para o administrador do bolão, o botão de editar aposta não<text:s/>estará visível (porque ele não aposta). Estarão visíveis os botões de editar jogo, cadastrar jogo, cadastrar resultado (ao lado de cada jogo), convidar apostadores e excluir apostadores.</text:p>
        </text:list-item>
      </text:list>
      <text:p text:style-name="P80"><text:span text:style-name="T81"><text:tab/></text:span><text:span text:style-name="T82">+ confirmarAposta();</text:span></text:p>
      <text:p text:style-name="P83"><text:tab/><text:tab/>~chama criarAposta(placar, idJogo) (classe apostador)</text:p>
      <text:p text:style-name="P84"><text:tab/>+ confirmarEdicaoAposta();</text:p>
      <text:p text:style-name="P85"><text:tab/><text:tab/>~chama editarAposta(aposta) (classe apostador)</text:p>
      <text:p text:style-name="P86"><text:tab/>+ confirmarExclusao();</text:p>
      <text:p text:style-name="P87"><text:tab/><text:tab/>~chama excluirApostadorBolao(idBolao, cpfApostador) (classe apostador)</text:p>
      <text:p text:style-name="P88"><text:tab/>+ enviarConvite();</text:p>
      <text:p text:style-name="P89"><text:tab/><text:tab/>~chama convidarApostadores(apostadores[], bolao) (classe apostador)</text:p>
      <text:p text:style-name="P90"><text:tab/>+ confirmarResultado();</text:p>
      <text:p text:style-name="P91"><text:tab/><text:tab/>~chama cadastrarResultados(placar, jogo, bolao) (classe apostador)</text:p>
      <text:p text:style-name="P92"><text:tab/>+ exibirInfosBolao(idBolao)</text:p>
      <text:p text:style-name="P93"><text:tab/><text:tab/>~lista informações do bolão<text:s/></text:p>
      <text:p text:style-name="P94"/>
      <text:p text:style-name="P95"><text:span text:style-name="T96">→<text:s/></text:span><text:span text:style-name="T97">Tela de Consulta de Bolões</text:span></text:p>
      <text:list text:style-name="LFO2" text:continue-numbering="true">
        <text:list-item>
          <text:p text:style-name="P98">Se o usuário for o administrador<text:s/>do sistema, o botão de excluir um bolão é disponível</text:p>
        </text:list-item>
      </text:list>
      <text:p text:style-name="P99"><text:span text:style-name="T100"><text:tab/>+exibirBoloes();</text:span></text:p>
      <text:p text:style-name="P101"><text:span text:style-name="T102"><text:tab/></text:span><text:span text:style-name="T103"><text:tab/>~a interface exibe uma lista com todos os bolões que o usuário tem acesso, cada um com um botão ao lado para o usuário visualizar detalhes do bolão</text:span></text:p>
      <text:p text:style-name="P104"><text:span text:style-name="T105"><text:tab/>+visualizarBolao();</text:span></text:p>
      <text:p text:style-name="P106"><text:tab/><text:tab/>~leva para<text:s/>a tela de exibição do bolão que o usuário deseja consultar</text:p>
      <text:p text:style-name="P107"><text:tab/>+confirmarExclusão();</text:p>
      <text:p text:style-name="P108"><text:tab/><text:tab/>~chama excluirBolao(bolao) (classe administrador)</text:p>
      <text:p text:style-name="P109"/>
      <text:p text:style-name="P110"><text:span text:style-name="T111">→<text:s/></text:span><text:span text:style-name="T112">Tela de Histórico de Apostas</text:span></text:p>
      <text:p text:style-name="P113"><text:span text:style-name="T114"><text:tab/></text:span><text:span text:style-name="T115">+exibirApostas(</text:span><text:span text:style-name="T116">cpf</text:span><text:span text:style-name="T117">);</text:span></text:p>
      <text:p text:style-name="P118"><text:span text:style-name="T119"><text:tab/></text:span><text:span text:style-name="T120"><text:tab/></text:span><text:span text:style-name="T121">~a interface exibe uma lista com todas as apostas que o usuário já fez, separadas por bolão e jog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vg:font-family="OpenSymbol" style:font-family-generic="system" style:font-pitch="variable" svg:panose-1="5 1 0 0 0 0 0 0 0 0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Rodapé" style:display-name="Rodapé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2" text:style-name="WW_CharLFO1LVL2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3" text:style-name="WW_CharLFO1LVL3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4" text:style-name="WW_CharLFO1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5" text:style-name="WW_CharLFO1LVL5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6" text:style-name="WW_CharLFO1LVL6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7" text:style-name="WW_CharLFO1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8" text:style-name="WW_CharLFO1LVL8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  <text:list-level-style-bullet text:level="9" text:style-name="WW_CharLFO1LVL9" text:bullet-char="•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BRUNO DIAS DA SILVA FERREIRA                                          </dc:creator>
    <meta:creation-date>2018-11-29T15:59:00Z</meta:creation-date>
    <dc:date>2018-12-07T15:48:00Z</dc:date>
    <meta:template xlink:href="Normal" xlink:type="simple"/>
    <meta:editing-cycles>25</meta:editing-cycles>
    <meta:editing-duration>PT27780S</meta:editing-duration>
    <meta:document-statistic meta:page-count="2" meta:paragraph-count="8" meta:word-count="654" meta:character-count="4180" meta:row-count="29" meta:non-whitespace-character-count="3534"/>
  </office:meta>
</office:document-meta>
</file>